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>
        <draw:custom-shape draw:style-name="gr1" draw:text-style-name="P1" draw:layer="layout" svg:width="1cm" svg:height="1.2cm" svg:x="4.398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8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798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598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3.998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39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198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598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8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198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6cm" svg:height="6.2cm" svg:x="3.19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3.876cm" svg:height="0.962cm" svg:x="9.724cm" svg:y="11.4cm">
          <draw:text-box>
            <text:p>Living being</text:p>
          </draw:text-box>
        </draw:frame>
        <draw:frame draw:style-name="gr3" draw:layer="layout" svg:width="3.249cm" svg:height="0.962cm" svg:x="6.549cm" svg:y="5.238cm">
          <draw:text-box>
            <text:p>Organism</text:p>
          </draw:text-box>
        </draw:frame>
        <draw:custom-shape draw:style-name="gr4" draw:text-style-name="P1" draw:layer="layout" svg:width="7.401cm" svg:height="7.4cm" svg:x="2.79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zenbakia&gt;</text:page-number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zenbakia&gt;</text:page-number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zenbaki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4-09-01T15:52:54</meta:creation-date>
    <dc:date>2014-09-01T15:56:05</dc:date>
    <dc:creator>Mikel Aranguren</dc:creator>
    <meta:editing-duration>P0D</meta:editing-duration>
    <meta:editing-cycles>1</meta:editing-cycles>
    <meta:document-statistic meta:object-count="37"/>
    <meta:generator>LibreOffice/3.5$Linux_X86_64 LibreOffice_project/350m1$Build-2</meta:generator>
  </office:meta>
</office:document-meta>
</file>